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mo" svg:font-family="Arimo" style:font-family-generic="swiss" style:font-pitch="variable"/>
    <style:font-face style:name="DejaVu Sans Condensed" svg:font-family="DejaVu Sans Condensed" style:font-family-generic="system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DejaVu Sans Mono" svg:font-family="DejaVu Sans Mono" style:font-family-generic="modern" style:font-pitch="fixed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NSimSun" svg:font-family="NSimSun" style:font-family-generic="modern" style:font-pitch="fixed" svg:panose-1="2 1 6 9 3 1 1 1 1 1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color="#70AD47" fo:letter-spacing="0.0069in" fo:font-size="16pt" style:font-size-asian="16pt" style:font-size-complex="16pt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/>
    </style:style>
    <style:style style:name="T3" style:parent-style-name="Policepardéfaut" style:family="text">
      <style:text-properties fo:font-size="10pt" style:font-size-asian="10pt" style:font-size-complex="10pt"/>
    </style:style>
    <style:style style:name="T4" style:parent-style-name="Policepardéfaut" style:family="text">
      <style:text-properties fo:font-size="10pt" style:font-size-asian="10pt" style:font-size-complex="10pt"/>
    </style:style>
    <style:style style:name="P5" style:parent-style-name="Standard" style:family="paragraph">
      <style:paragraph-properties fo:margin-left="0.4916in">
        <style:tab-stops/>
      </style:paragraph-properties>
      <style:text-properties fo:font-size="10pt" style:font-size-asian="10pt" style:font-size-complex="10pt"/>
    </style:style>
    <style:style style:name="P6" style:parent-style-name="Standard" style:family="paragraph">
      <style:paragraph-properties fo:margin-left="0.4916in">
        <style:tab-stops/>
      </style:paragraph-properties>
      <style:text-properties fo:font-size="10pt" style:font-size-asian="10pt" style:font-size-complex="10pt"/>
    </style:style>
    <style:style style:name="P7" style:parent-style-name="Standard" style:family="paragraph">
      <style:paragraph-properties fo:margin-left="0.4916in">
        <style:tab-stops/>
      </style:paragraph-properties>
      <style:text-properties fo:font-size="10pt" style:font-size-asian="10pt" style:font-size-complex="10pt"/>
    </style:style>
    <style:style style:name="P8" style:parent-style-name="Standard" style:family="paragraph">
      <style:paragraph-properties fo:margin-left="0.4916in">
        <style:tab-stops/>
      </style:paragraph-properties>
      <style:text-properties fo:font-size="10pt" style:font-size-asian="10pt" style:font-size-complex="10pt"/>
    </style:style>
    <style:style style:name="P9" style:parent-style-name="Standard" style:family="paragraph">
      <style:text-properties style:font-name="Courier New" style:font-name-complex="Courier New" fo:color="#383A42" fo:letter-spacing="0.0013in" fo:font-size="10pt" style:font-size-asian="10pt" style:font-size-complex="10pt"/>
    </style:style>
    <style:style style:name="P10" style:parent-style-name="Standard" style:family="paragraph">
      <style:text-properties style:font-name="Calibri" style:font-name-complex="Calibri" fo:color="#383A42" fo:letter-spacing="0.0013in" fo:font-size="10pt" style:font-size-asian="10pt" style:font-size-complex="10pt"/>
    </style:style>
    <style:style style:name="P11" style:parent-style-name="Paragraphedeliste" style:list-style-name="WWNum1" style:family="paragraph">
      <style:text-properties style:font-name="Calibri" style:font-name-complex="Calibri" fo:color="#383A42" fo:letter-spacing="0.0013in" fo:font-size="10pt" style:font-size-asian="10pt" style:font-size-complex="10pt"/>
    </style:style>
    <style:style style:name="P12" style:parent-style-name="Paragraphedeliste" style:list-style-name="WWNum1" style:family="paragraph">
      <style:text-properties style:font-name="Calibri" style:font-name-complex="Calibri" fo:color="#383A42" fo:letter-spacing="0.0013in" fo:font-size="10pt" style:font-size-asian="10pt" style:font-size-complex="10pt"/>
    </style:style>
    <style:style style:name="P13" style:parent-style-name="Paragraphedeliste" style:list-style-name="WWNum1" style:family="paragraph">
      <style:text-properties style:font-name="Calibri" style:font-name-complex="Calibri" fo:color="#383A42" fo:letter-spacing="0.0013in" fo:font-size="10pt" style:font-size-asian="10pt" style:font-size-complex="10pt"/>
    </style:style>
    <style:style style:name="P14" style:parent-style-name="Paragraphedeliste" style:list-style-name="WWNum1" style:family="paragraph"/>
    <style:style style:name="T15" style:parent-style-name="Policepardéfaut" style:family="text">
      <style:text-properties style:font-name="Calibri" style:font-name-complex="Calibri" fo:color="#383A42" fo:letter-spacing="0.0013in" fo:font-size="10pt" style:font-size-asian="10pt" style:font-size-complex="10pt"/>
    </style:style>
    <style:style style:name="T16" style:parent-style-name="Policepardéfaut" style:family="text">
      <style:text-properties style:font-name="Calibri" style:font-name-complex="Calibri" fo:color="#383A42" fo:letter-spacing="0.0013in" fo:font-size="10pt" style:font-size-asian="10pt" style:font-size-complex="10pt" fo:background-color="#FFFF00"/>
    </style:style>
    <style:style style:name="T17" style:parent-style-name="Policepardéfaut" style:family="text">
      <style:text-properties style:font-name="Calibri" style:font-name-complex="Calibri" fo:color="#383A42" fo:letter-spacing="0.0013in" fo:font-size="10pt" style:font-size-asian="10pt" style:font-size-complex="10pt" fo:background-color="#FFFF00"/>
    </style:style>
    <style:style style:name="P18" style:parent-style-name="Paragraphedeliste" style:list-style-name="WWNum1" style:family="paragraph">
      <style:text-properties style:font-name="Calibri" style:font-name-complex="Calibri" fo:color="#383A42" fo:letter-spacing="0.0013in" fo:font-size="10pt" style:font-size-asian="10pt" style:font-size-complex="10pt"/>
    </style:style>
    <style:style style:name="P19" style:parent-style-name="Paragraphedeliste" style:list-style-name="WWNum1" style:family="paragraph">
      <style:text-properties style:font-name="Calibri" style:font-name-complex="Calibri" fo:color="#383A42" fo:letter-spacing="0.0013in" fo:font-size="10pt" style:font-size-asian="10pt" style:font-size-complex="10pt"/>
    </style:style>
    <style:style style:name="P20" style:parent-style-name="Paragraphedeliste" style:list-style-name="WWNum1" style:family="paragraph">
      <style:text-properties style:font-name="Calibri" style:font-name-complex="Calibri" fo:color="#383A42" fo:letter-spacing="0.0013in" fo:font-size="10pt" style:font-size-asian="10pt" style:font-size-complex="10pt"/>
    </style:style>
    <style:style style:name="T21" style:parent-style-name="token" style:family="text">
      <style:text-properties style:font-name="Courier New" style:font-name-complex="Courier New" fo:color="#383A42" fo:letter-spacing="0.0013in" fo:font-size="10pt" style:font-size-asian="10pt" style:font-size-complex="10pt"/>
    </style:style>
    <style:style style:name="T22" style:parent-style-name="Policepardéfaut" style:family="text">
      <style:text-properties style:font-name="Courier New" style:font-name-complex="Courier New" fo:color="#383A42" fo:letter-spacing="0.0013in" fo:font-size="10pt" style:font-size-asian="10pt" style:font-size-complex="10pt"/>
    </style:style>
    <style:style style:name="T23" style:parent-style-name="token" style:family="text">
      <style:text-properties style:font-name="Courier New" style:font-name-complex="Courier New" fo:color="#383A42" fo:letter-spacing="0.0013in" fo:font-size="10pt" style:font-size-asian="10pt" style:font-size-complex="10pt"/>
    </style:style>
    <style:style style:name="T24" style:parent-style-name="Policepardéfaut" style:family="text">
      <style:text-properties style:font-name="Courier New" style:font-name-complex="Courier New" fo:color="#383A42" fo:letter-spacing="0.0013in" fo:font-size="10pt" style:font-size-asian="10pt" style:font-size-complex="10pt"/>
    </style:style>
    <style:style style:name="T25" style:parent-style-name="token" style:family="text">
      <style:text-properties style:font-name="Courier New" style:font-name-complex="Courier New" fo:color="#383A42" fo:letter-spacing="0.0013in" fo:font-size="10pt" style:font-size-asian="10pt" style:font-size-complex="10pt"/>
    </style:style>
    <style:style style:name="T26" style:parent-style-name="Policepardéfaut" style:family="text">
      <style:text-properties style:font-name="Courier New" style:font-name-complex="Courier New" fo:color="#383A42" fo:letter-spacing="0.0013in" fo:font-size="10pt" style:font-size-asian="10pt" style:font-size-complex="10pt"/>
    </style:style>
    <style:style style:name="T27" style:parent-style-name="token" style:family="text">
      <style:text-properties style:font-name="Courier New" style:font-name-complex="Courier New" fo:color="#383A42" fo:letter-spacing="0.0013in" fo:font-size="10pt" style:font-size-asian="10pt" style:font-size-complex="10pt"/>
    </style:style>
    <style:style style:name="T28" style:parent-style-name="Policepardéfaut" style:family="text">
      <style:text-properties style:font-name="Courier New" style:font-name-complex="Courier New" fo:color="#383A42" fo:letter-spacing="0.0013in" fo:font-size="10pt" style:font-size-asian="10pt" style:font-size-complex="10pt"/>
    </style:style>
    <style:style style:name="P29" style:parent-style-name="Standard" style:family="paragraph">
      <style:text-properties style:font-name="Courier New" style:font-name-complex="Courier New" fo:color="#383A42" fo:letter-spacing="0.0013in" fo:font-size="10pt" style:font-size-asian="10pt" style:font-size-complex="10pt"/>
    </style:style>
    <style:style style:name="P30" style:parent-style-name="Standard" style:family="paragraph">
      <style:text-properties style:font-name="Courier New" style:font-name-complex="Courier New" fo:font-weight="bold" style:font-weight-asian="bold" style:font-weight-complex="bold" fo:color="#383A42" fo:letter-spacing="0.0013in" fo:font-size="14pt" style:font-size-asian="14pt" style:font-size-complex="14pt" style:text-underline-type="single" style:text-underline-style="solid" style:text-underline-width="auto" style:text-underline-mode="continuous"/>
    </style:style>
    <style:style style:name="P31" style:parent-style-name="Standard" style:family="paragraph">
      <style:text-properties style:font-name="Calibri" style:font-name-complex="Calibri" fo:color="#383A42" fo:letter-spacing="0.0013in" fo:font-size="10pt" style:font-size-asian="10pt" style:font-size-complex="10pt"/>
    </style:style>
    <style:style style:name="P32" style:parent-style-name="Standard" style:family="paragraph">
      <style:text-properties style:font-name="Calibri" style:font-name-complex="Calibri" fo:color="#383A42" fo:letter-spacing="0.0013in" fo:font-size="10pt" style:font-size-asian="10pt" style:font-size-complex="10pt"/>
    </style:style>
    <style:style style:name="P33" style:parent-style-name="PreformattedText" style:family="paragraph">
      <style:paragraph-properties fo:margin-bottom="0.1965in"/>
    </style:style>
    <style:style style:name="T34" style:parent-style-name="SourceText" style:family="text">
      <style:text-properties style:font-name="Courier New" style:font-name-complex="Courier New" fo:background-color="#C0C0C0"/>
    </style:style>
    <style:style style:name="T35" style:parent-style-name="SourceText" style:family="text">
      <style:text-properties style:font-name="Courier New" style:font-name-complex="Courier New" fo:background-color="#C0C0C0"/>
    </style:style>
    <style:style style:name="T36" style:parent-style-name="SourceText" style:family="text">
      <style:text-properties style:font-name="Courier New" style:font-name-complex="Courier New" fo:background-color="#C0C0C0"/>
    </style:style>
    <style:style style:name="T37" style:parent-style-name="SourceText" style:family="text">
      <style:text-properties style:font-name="Courier New" style:font-name-complex="Courier New" fo:background-color="#C0C0C0"/>
    </style:style>
    <style:style style:name="T38" style:parent-style-name="SourceText" style:family="text">
      <style:text-properties style:font-name="Courier New" style:font-name-complex="Courier New" fo:background-color="#C0C0C0"/>
    </style:style>
    <style:style style:name="P39" style:parent-style-name="PreformattedText" style:family="paragraph">
      <style:paragraph-properties fo:margin-bottom="0.1965in"/>
    </style:style>
    <style:style style:name="T40" style:parent-style-name="SourceText" style:family="text">
      <style:text-properties style:font-name="Courier New" style:font-name-complex="Courier New" fo:background-color="#C0C0C0"/>
    </style:style>
    <style:style style:name="T41" style:parent-style-name="Policepardéfaut" style:family="text">
      <style:text-properties style:font-name="Courier New" style:font-name-complex="Courier New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42" style:parent-style-name="CodeHTML" style:family="text">
      <style:text-properties style:font-name-asian="NSimSun" fo:font-weight="bold" style:font-weight-asian="bold" style:font-weight-complex="bold" fo:color="#0C0D0E" fo:font-size="14pt" style:font-size-asian="14pt" style:font-size-complex="14pt" style:text-underline-type="single" style:text-underline-style="solid" style:text-underline-width="auto" style:text-underline-mode="continuous"/>
    </style:style>
    <style:style style:name="T43" style:parent-style-name="CodeHTML" style:family="text">
      <style:text-properties style:font-name="Calibri" style:font-name-asian="NSimSun" style:font-name-complex="Calibri" style:font-weight-complex="bold" fo:color="#0C0D0E"/>
    </style:style>
    <style:style style:name="T44" style:parent-style-name="Policepardéfaut" style:family="text">
      <style:text-properties style:font-name="Calibri" style:font-name-complex="Calibri" fo:color="#222222" fo:font-size="10pt" style:font-size-asian="10pt" style:font-size-complex="10pt" fo:background-color="#F9F9F9"/>
    </style:style>
    <style:style style:name="T45" style:parent-style-name="CodeHTML" style:family="text">
      <style:text-properties style:font-name="Calibri" style:font-name-asian="NSimSun" style:font-name-complex="Calibri" style:font-weight-complex="bold" fo:color="#0C0D0E"/>
    </style:style>
    <style:style style:name="T46" style:parent-style-name="Policepardéfaut" style:family="text">
      <style:text-properties style:font-name="Calibri" style:font-name-complex="Calibri" fo:color="#434343" fo:font-size="10pt" style:font-size-asian="10pt" style:font-size-complex="10pt" fo:background-color="#F8F8F8"/>
    </style:style>
    <style:style style:name="T47" style:parent-style-name="CodeHTML" style:family="text">
      <style:text-properties style:font-name="Calibri" style:font-name-asian="NSimSun" style:font-name-complex="Calibri" style:font-weight-complex="bold" fo:color="#0C0D0E"/>
    </style:style>
    <style:style style:name="P48" style:parent-style-name="Standard" style:family="paragraph">
      <style:text-properties fo:font-size="10pt" style:font-size-asian="10pt" style:font-size-complex="10pt"/>
    </style:style>
    <style:style style:name="P49" style:parent-style-name="Standard" style:family="paragraph">
      <style:text-properties fo:font-size="10pt" style:font-size-asian="10pt" style:font-size-complex="10pt"/>
    </style:style>
    <style:style style:name="P50" style:parent-style-name="PreformattedText" style:family="paragraph">
      <style:paragraph-properties fo:margin-bottom="0.1965in"/>
      <style:text-properties style:font-name="Courier New" style:font-name-complex="Courier New" fo:background-color="#C0C0C0"/>
    </style:style>
    <style:style style:name="P51" style:parent-style-name="PreformattedText" style:family="paragraph">
      <style:paragraph-properties fo:margin-bottom="0.1965in"/>
    </style:style>
    <style:style style:name="T52" style:parent-style-name="Policepardéfaut" style:family="text">
      <style:text-properties style:font-name="Courier New" style:font-name-complex="Courier New" fo:background-color="#C0C0C0"/>
    </style:style>
    <style:style style:name="T53" style:parent-style-name="CodeHTML" style:family="text">
      <style:text-properties style:font-name-asian="NSimSun" fo:font-weight="bold" style:font-weight-asian="bold" style:font-weight-complex="bold" fo:color="#0C0D0E" fo:font-size="14pt" style:font-size-asian="14pt" style:font-size-complex="14pt" style:text-underline-type="single" style:text-underline-style="solid" style:text-underline-width="auto" style:text-underline-mode="continuous"/>
    </style:style>
    <style:style style:name="T54" style:parent-style-name="CodeHTML" style:family="text">
      <style:text-properties style:font-name="Calibri" style:font-name-asian="NSimSun" style:font-name-complex="Calibri" style:font-weight-complex="bold" fo:font-style="italic" style:font-style-asian="italic" style:font-style-complex="italic" fo:color="#0C0D0E" fo:font-size="12pt" style:font-size-asian="12pt" style:font-size-complex="12pt"/>
    </style:style>
    <style:style style:name="T55" style:parent-style-name="CodeHTML" style:family="text">
      <style:text-properties style:font-name="Calibri" style:font-name-asian="NSimSun" style:font-name-complex="Calibri" style:font-weight-complex="bold" fo:color="#0C0D0E"/>
    </style:style>
    <style:style style:name="T56" style:parent-style-name="CodeHTML" style:family="text">
      <style:text-properties style:font-name="Calibri" style:font-name-asian="NSimSun" style:font-name-complex="Calibri" style:font-weight-complex="bold" fo:color="#0C0D0E"/>
    </style:style>
    <style:style style:name="T57" style:parent-style-name="CodeHTML" style:family="text">
      <style:text-properties style:font-name="Calibri" style:font-name-asian="NSimSun" style:font-name-complex="Calibri" style:font-weight-complex="bold" fo:color="#0C0D0E"/>
    </style:style>
    <style:style style:name="T58" style:parent-style-name="CodeHTML" style:family="text">
      <style:text-properties style:font-name="Calibri" style:font-name-asian="NSimSun" style:font-name-complex="Calibri" style:font-weight-complex="bold" fo:color="#0C0D0E"/>
    </style:style>
    <style:style style:name="T59" style:parent-style-name="CodeHTML" style:family="text">
      <style:text-properties style:font-name="Calibri" style:font-name-asian="NSimSun" style:font-name-complex="Calibri" style:font-weight-complex="bold" fo:color="#0C0D0E"/>
    </style:style>
    <style:style style:name="T60" style:parent-style-name="CodeHTML" style:family="text">
      <style:text-properties style:font-name="Calibri" style:font-name-asian="NSimSun" style:font-name-complex="Calibri" style:font-weight-complex="bold" fo:color="#0C0D0E"/>
    </style:style>
    <style:style style:name="T61" style:parent-style-name="CodeHTML" style:family="text">
      <style:text-properties style:font-name="Calibri" style:font-name-asian="NSimSun" style:font-name-complex="Calibri" style:font-weight-complex="bold" fo:color="#0C0D0E"/>
    </style:style>
    <style:style style:name="T62" style:parent-style-name="CodeHTML" style:family="text">
      <style:text-properties style:font-name="Calibri" style:font-name-asian="NSimSun" style:font-name-complex="Calibri" style:font-weight-complex="bold" fo:font-style="italic" style:font-style-asian="italic" style:font-style-complex="italic" fo:color="#0C0D0E"/>
    </style:style>
    <style:style style:name="T63" style:parent-style-name="CodeHTML" style:family="text">
      <style:text-properties style:font-name="Calibri" style:font-name-asian="NSimSun" style:font-name-complex="Calibri" style:font-weight-complex="bold" fo:color="#0C0D0E"/>
    </style:style>
    <style:style style:name="T64" style:parent-style-name="CodeHTML" style:family="text">
      <style:text-properties style:font-name-asian="NSimSun" style:font-weight-complex="bold" fo:color="#0C0D0E" fo:background-color="#C0C0C0"/>
    </style:style>
    <style:style style:name="T65" style:parent-style-name="CodeHTML" style:family="text">
      <style:text-properties style:font-name-asian="NSimSun" style:font-weight-complex="bold" fo:color="#0C0D0E" fo:background-color="#C0C0C0"/>
    </style:style>
    <style:style style:name="T66" style:parent-style-name="CodeHTML" style:family="text">
      <style:text-properties style:font-name-asian="NSimSun" style:font-weight-complex="bold" fo:color="#0C0D0E" fo:background-color="#C0C0C0"/>
    </style:style>
    <style:style style:name="P67" style:parent-style-name="Standard" style:family="paragraph">
      <style:text-properties style:font-name="Courier New" style:font-name-complex="Courier New" fo:font-size="10pt" style:font-size-asian="10pt" style:font-size-complex="10pt" fo:background-color="#C0C0C0"/>
    </style:style>
    <style:style style:name="P68" style:parent-style-name="Standard" style:family="paragraph">
      <style:paragraph-properties fo:margin-bottom="0.1965in"/>
    </style:style>
    <style:style style:name="T69" style:parent-style-name="SourceText" style:family="text">
      <style:text-properties style:font-name="Courier New" style:font-name-complex="Courier New" style:font-weight-complex="bold" fo:color="#0C0D0E" fo:font-size="10pt" style:font-size-asian="10pt" style:font-size-complex="10pt" fo:background-color="#C0C0C0"/>
    </style:style>
    <style:style style:name="T70" style:parent-style-name="SourceText" style:family="text">
      <style:text-properties style:font-name="Courier New" style:font-name-complex="Courier New" style:font-weight-complex="bold" fo:color="#0C0D0E" fo:font-size="10pt" style:font-size-asian="10pt" style:font-size-complex="10pt" fo:background-color="#C0C0C0"/>
    </style:style>
    <style:style style:name="T71" style:parent-style-name="SourceText" style:family="text">
      <style:text-properties style:font-name="Courier New" style:font-name-complex="Courier New" style:font-weight-complex="bold" fo:color="#0C0D0E" fo:font-size="10pt" style:font-size-asian="10pt" style:font-size-complex="10pt" fo:background-color="#C0C0C0"/>
    </style:style>
    <style:style style:name="T72" style:parent-style-name="CodeHTML" style:family="text">
      <style:text-properties style:font-name-asian="NSimSun" style:font-weight-complex="bold" fo:color="#0C0D0E" fo:background-color="#C0C0C0"/>
    </style:style>
  </office:automatic-styles>
  <office:body>
    <office:text text:use-soft-page-breaks="true">
      <text:p text:style-name="P1">Tuto install OS raspberry<text:s/>Zero<text:s/>2w</text:p>
      <text:p text:style-name="P2"/>
      <text:p text:style-name="Standard"><text:span text:style-name="T3">Installer raspian 64 bits :<text:s/></text:span><text:a xlink:href="https://www.piwebradio.kevincastejon.fr/pages/install-os" office:target-frame-name="_top" xlink:show="replace"><text:span text:style-name="T4">PiWebRadio Project (kevincastejon.fr)</text:span></text:a></text:p>
      <text:p text:style-name="P5">Telecharger RaspBerry Pi Imager v1.8.5</text:p>
      <text:p text:style-name="P6">Modele de Raspbery Pi :<text:s/>Raspberry Pi Zero 2W</text:p>
      <text:p text:style-name="P7">OS : RaspBerry Pi OS (64 bit)</text:p>
      <text:p text:style-name="P8">Stockage : MASS STORAGE DEVICE USB</text:p>
      <text:p text:style-name="P9"/>
      <text:p text:style-name="P10">pour communiquer par FTP via filezilla :</text:p>
      <text:list text:style-name="WWNum1">
        <text:list-item>
          <text:p text:style-name="P11">Menu/préférences/configuration du RaspBerry Pi/Interfaces/SSH :ON</text:p>
        </text:list-item>
        <text:list-item>
          <text:p text:style-name="P12">Config de filezilla</text:p>
          <text:list text:continue-numbering="true">
            <text:list-item>
              <text:p text:style-name="P13">Protocole SFTP – SSH File</text:p>
            </text:list-item>
            <text:list-item>
              <text:p text:style-name="P14"><text:span text:style-name="T15">Hôte<text:s/></text:span><text:span text:style-name="T16">192.168.1.</text:span><text:span text:style-name="T17">19</text:span></text:p>
            </text:list-item>
            <text:list-item>
              <text:p text:style-name="P18">Type d’authentification : Normale</text:p>
            </text:list-item>
            <text:list-item>
              <text:p text:style-name="P19">Utilisateur : pierre</text:p>
            </text:list-item>
            <text:list-item>
              <text:p text:style-name="P20">Mot de passe : topgun12</text:p>
            </text:list-item>
          </text:list>
        </text:list-item>
      </text:list>
      <text:p text:style-name="Standard"/>
      <text:p text:style-name="Standard"><text:span text:style-name="T21">sudo</text:span><text:span text:style-name="T22"><text:s/></text:span><text:span text:style-name="T23">apt-get</text:span><text:span text:style-name="T24"><text:s/>update</text:span></text:p>
      <text:p text:style-name="Standard"><text:span text:style-name="T25">sudo</text:span><text:span text:style-name="T26"><text:s/></text:span><text:span text:style-name="T27">apt-get</text:span><text:span text:style-name="T28"><text:s/>upgrade –y</text:span></text:p>
      <text:p text:style-name="P29"/>
      <text:p text:style-name="P30">activer mode PWM pour la sortie audio :</text:p>
      <text:p text:style-name="P31">sudo nano /boot/firmware/config.txt</text:p>
      <text:p text:style-name="P32">ajouter :</text:p>
      <text:p text:style-name="P33"><text:span text:style-name="T34">dtoverlay=pwm-2chan,pin=</text:span><text:span text:style-name="T35">12</text:span><text:span text:style-name="T36">,func=</text:span><text:span text:style-name="T37">4</text:span><text:span text:style-name="T38">,pin2=13,func2=4</text:span></text:p>
      <text:p text:style-name="P39"><text:span text:style-name="T40">dtoverlay=audremap</text:span></text:p>
      <text:p text:style-name="Standard"/>
      <text:p text:style-name="Standard"><text:span text:style-name="T41">sélectionner la carte audio<text:s/></text:span><text:span text:style-name="T42">bcm2835 par défaut<text:s/></text:span></text:p>
      <text:p text:style-name="Standard"><text:span text:style-name="T43">(si<text:s/></text:span><text:span text:style-name="T44">vc4-hdmi</text:span><text:span text:style-name="T45"><text:s/>est card0. Vérifier avec<text:s/></text:span><text:span text:style-name="T46">aplay -l</text:span><text:span text:style-name="T47">)</text:span></text:p>
      <text:p text:style-name="P48">sudo nano /etc/asound.conf</text:p>
      <text:p text:style-name="P49">ajouter :</text:p>
      <text:p text:style-name="P50">defaults.pcm.card 1</text:p>
      <text:soft-page-break/>
      <text:p text:style-name="P51"><text:span text:style-name="T52">defaults.ctl.card 1</text:span></text:p>
      <text:p text:style-name="Standard"/>
      <text:p text:style-name="Standard"><text:span text:style-name="T53">activer le mode audio mono</text:span></text:p>
      <text:p text:style-name="Standard"><text:span text:style-name="T54">ref : https://askubuntu.com/questions/17791/can-i-downmix-stereo-audio-to-mono</text:span></text:p>
      <text:p text:style-name="Standard"><text:span text:style-name="T55">&gt;sudo raspi-config</text:span></text:p>
      <text:p text:style-name="Standard"><text:span text:style-name="T56"><text:tab/>sélectionner advanced options/audio config/pulseaudio</text:span></text:p>
      <text:p text:style-name="Standard"><text:span text:style-name="T57">&gt;pacmd list-sinks | grep name:</text:span></text:p>
      <text:p text:style-name="Standard"><text:span text:style-name="T58">copier le nom du device (sans les crochets) :</text:span><text:span text:style-name="T59"><text:s text:c="2"/></text:span><text:span text:style-name="T60">alsa_output.platform-bcm2835_audio.analog-stereo</text:span></text:p>
      <text:p text:style-name="Standard"><text:span text:style-name="T61">ajouter les 2 lignes suivantes dans etc</text:span><text:span text:style-name="T62">/</text:span><text:span text:style-name="T63">pulse/default.pa :</text:span></text:p>
      <text:p text:style-name="Standard"/>
      <text:p text:style-name="Standard"><text:span text:style-name="T64">load-module module-remap-sink sink_name=mono master=</text:span><text:span text:style-name="T65">alsa_output.platform-bcm2835_audio.analog-stereo</text:span><text:span text:style-name="T66"><text:s/>channels=2 channel_map=mono,mono</text:span></text:p>
      <text:p text:style-name="P67"/>
      <text:p text:style-name="P68"><text:span text:style-name="T69">set-default-</text:span><text:span text:style-name="T70">sink</text:span><text:span text:style-name="T71"><text:s text:c="2"/></text:span><text:span text:style-name="T72">mono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mo" svg:font-family="Arimo" style:font-family-generic="swiss" style:font-pitch="variable"/>
    <style:font-face style:name="DejaVu Sans Condensed" svg:font-family="DejaVu Sans Condensed" style:font-family-generic="system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DejaVu Sans Mono" svg:font-family="DejaVu Sans Mono" style:font-family-generic="modern" style:font-pitch="fixed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NSimSun" svg:font-family="NSimSun" style:font-family-generic="modern" style:font-pitch="fixed" svg:panose-1="2 1 6 9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6%" fo:background-color="transparent" style:tab-stop-distance="0.4916in"/>
      <style:text-properties style:font-name="Calibri" style:font-name-asian="Noto Sans CJK SC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mo" style:font-name-complex="DejaVu Sans Condensed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style:font-name-complex="DejaVu Sans Condensed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style:font-name-complex="DejaVu Sans Condensed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DejaVu Sans Condensed" fo:hyphenate="false"/>
    </style:style>
    <style:style style:name="PréformatéHTML" style:display-name="Préformaté HTML" style:family="paragraph" style:parent-style-name="Standard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 fo:hyphenate="false"/>
    </style:style>
    <style:style style:name="Textedebulles" style:display-name="Texte de bulles" style:family="paragraph" style:parent-style-name="Standard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Paragraphedeliste" style:display-name="Paragraphe de liste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NormalWeb" style:display-name="Normal (Web)" style:family="paragraph" style:parent-style-name="Standard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 fo:hyphenate="false"/>
    </style:style>
    <style:style style:name="PreformattedText" style:display-name="Preformatted Text" style:family="paragraph" style:parent-style-name="Standard">
      <style:paragraph-properties fo:margin-bottom="0in"/>
      <style:text-properties style:font-name="DejaVu Sans Mono" style:font-name-asian="DejaVu Sans Mono" style:font-name-complex="DejaVu Sans Mono" fo:font-size="10pt" style:font-size-asian="10pt" style:font-size-complex="10pt" fo:hyphenate="false"/>
    </style:style>
    <style:style style:name="Internetlink" style:display-name="Internet link" style:family="text" style:parent-style-name="Policepardéfau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oken" style:display-name="token" style:family="text" style:parent-style-name="Policepardéfaut"/>
    <style:style style:name="PréformatéHTMLCar" style:display-name="Préformaté HTML Car" style:family="text" style:parent-style-name="Policepardéfaut"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TextedebullesCar" style:display-name="Texte de bulles Car" style:family="text" style:parent-style-name="Policepardéfaut">
      <style:text-properties style:font-name="Tahoma" style:font-name-complex="Tahoma" fo:font-size="8pt" style:font-size-asian="8pt" style:font-size-complex="8pt"/>
    </style:style>
    <style:style style:name="Lienhypertextesuivivisité" style:display-name="Lien hypertexte suivi visité" style:family="text" style:parent-style-name="Policepardéfau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CodeHTML" style:display-name="Code HTML" style:family="text" style:parent-style-name="Policepardéfaut">
      <style:text-properties style:font-name="Courier New" style:font-name-asian="Times New Roman" style:font-name-complex="Courier New" fo:font-size="10pt" style:font-size-asian="10pt" style:font-size-complex="10pt"/>
    </style:style>
    <style:style style:name="hljs-keyword" style:display-name="hljs-keyword" style:family="text" style:parent-style-name="Policepardéfaut"/>
    <style:style style:name="hljs-string" style:display-name="hljs-string" style:family="text" style:parent-style-name="Policepardéfaut"/>
    <style:style style:name="StrongEmphasis" style:display-name="Strong Emphasis" style:family="text" style:parent-style-name="Policepardéfaut">
      <style:text-properties fo:font-weight="bold" style:font-weight-asian="bold" style:font-weight-complex="bold"/>
    </style:style>
    <style:style style:name="w" style:display-name="w" style:family="text" style:parent-style-name="Policepardéfaut"/>
    <style:style style:name="hljs-meta" style:display-name="hljs-meta" style:family="text" style:parent-style-name="Policepardéfaut"/>
    <style:style style:name="n" style:display-name="n" style:family="text" style:parent-style-name="Policepardéfaut"/>
    <style:style style:name="o" style:display-name="o" style:family="text" style:parent-style-name="Policepardéfaut"/>
    <style:style style:name="err" style:display-name="err" style:family="text" style:parent-style-name="Policepardéfaut"/>
    <style:style style:name="p" style:display-name="p" style:family="text" style:parent-style-name="Policepardéfaut"/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fo:font-size="10pt" style:font-size-asian="10pt"/>
    </style:style>
    <style:style style:name="SourceText" style:display-name="Source Text" style:family="text">
      <style:text-properties style:font-name="DejaVu Sans Mono" style:font-name-asian="DejaVu Sans Mono" style:font-name-complex="DejaVu Sans Mono"/>
    </style: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text:list-style style:name="WWNum1" style:display-name="WWNum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text:list-style style:name="WWNum2" style:display-name="WWNum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Symbol" fo:font-size="10pt" style:font-size-asian="10pt"/>
    </style:style>
    <style:style style:name="WW_CharLFO3LVL3" style:family="text">
      <style:text-properties style:font-name="Symbol" fo:font-size="10pt" style:font-size-asian="10pt"/>
    </style:style>
    <style:style style:name="WW_CharLFO3LVL4" style:family="text">
      <style:text-properties style:font-name="Symbol" fo:font-size="10pt" style:font-size-asian="10pt"/>
    </style:style>
    <style:style style:name="WW_CharLFO3LVL5" style:family="text">
      <style:text-properties style:font-name="Symbol" fo:font-size="10pt" style:font-size-asian="10pt"/>
    </style:style>
    <style:style style:name="WW_CharLFO3LVL6" style:family="text">
      <style:text-properties style:font-name="Symbol" fo:font-size="10pt" style:font-size-asian="10pt"/>
    </style:style>
    <style:style style:name="WW_CharLFO3LVL7" style:family="text">
      <style:text-properties style:font-name="Symbol" fo:font-size="10pt" style:font-size-asian="10pt"/>
    </style:style>
    <style:style style:name="WW_CharLFO3LVL8" style:family="text">
      <style:text-properties style:font-name="Symbol" fo:font-size="10pt" style:font-size-asian="10pt"/>
    </style:style>
    <style:style style:name="WW_CharLFO3LVL9" style:family="text">
      <style:text-properties style:font-name="Symbol" fo:font-size="10pt" style:font-size-asian="10pt"/>
    </style:style>
    <text:list-style style:name="WWNum3" style:display-name="WWNum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WWNum4" style:display-name="WWNum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5" style:display-name="WWNum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6" style:display-name="WWNum6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7" style:display-name="WWNum7">
      <text:list-level-style-number text:level="1" style:num-suffix="." style:num-format="1" text:start-value="5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</text:list-style>
    <text:list-style style:name="WWNum8" style:display-name="WWNum8">
      <text:list-level-style-number text:level="1" style:num-suffix="." style:num-format="1" text:start-value="7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</text:list-style>
    <text:list-style style:name="WWNum9" style:display-name="WWNum9">
      <text:list-level-style-number text:level="1" style:num-suffix="." style:num-format="1" text:start-value="7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</text:list-style>
    <text:list-style style:name="WWNum10" style:display-name="WWNum10">
      <text:list-level-style-number text:level="1" style:num-suffix="." style:num-format="1">
        <style:list-level-properties text:space-before="0.0062in" text:min-label-width="0.25in" text:list-level-position-and-space-mode="label-alignment">
          <style:list-level-label-alignment text:label-followed-by="listtab" fo:margin-left="0.256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062in" text:min-label-width="0.25in" text:list-level-position-and-space-mode="label-alignment">
          <style:list-level-label-alignment text:label-followed-by="listtab" fo:margin-left="0.7562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1312in" text:min-label-width="0.125in" text:list-level-position-and-space-mode="label-alignment">
          <style:list-level-label-alignment text:label-followed-by="listtab" fo:margin-left="1.2562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5062in" text:min-label-width="0.25in" text:list-level-position-and-space-mode="label-alignment">
          <style:list-level-label-alignment text:label-followed-by="listtab" fo:margin-left="1.756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0062in" text:min-label-width="0.25in" text:list-level-position-and-space-mode="label-alignment">
          <style:list-level-label-alignment text:label-followed-by="listtab" fo:margin-left="2.2562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6312in" text:min-label-width="0.125in" text:list-level-position-and-space-mode="label-alignment">
          <style:list-level-label-alignment text:label-followed-by="listtab" fo:margin-left="2.7562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0062in" text:min-label-width="0.25in" text:list-level-position-and-space-mode="label-alignment">
          <style:list-level-label-alignment text:label-followed-by="listtab" fo:margin-left="3.2562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5062in" text:min-label-width="0.25in" text:list-level-position-and-space-mode="label-alignment">
          <style:list-level-label-alignment text:label-followed-by="listtab" fo:margin-left="3.7562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1312in" text:min-label-width="0.125in" text:list-level-position-and-space-mode="label-alignment">
          <style:list-level-label-alignment text:label-followed-by="listtab" fo:margin-left="4.2562in" fo:text-indent="-0.125in"/>
        </style:list-level-properties>
      </text:list-level-style-number>
    </text:list-style>
    <text:list-style style:name="WWNum11" style:display-name="WWNum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2" style:display-name="WWNum12">
      <text:list-level-style-number text:level="1" style:num-suffix="." style:num-format="1" text:start-value="6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Administrateur</meta:initial-creator>
    <dc:creator>Pierre LEMERLE</dc:creator>
    <meta:creation-date>2024-06-25T17:34:00Z</meta:creation-date>
    <dc:date>2025-02-07T10:39:00Z</dc:date>
    <meta:template xlink:href="Normal.dotm" xlink:type="simple"/>
    <meta:editing-cycles>131</meta:editing-cycles>
    <meta:editing-duration>PT114660S</meta:editing-duration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2" meta:word-count="227" meta:character-count="1474" meta:row-count="10" meta:non-whitespace-character-count="1249"/>
  </office:meta>
</office:document-meta>
</file>